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302cm" svg:x="1.524cm" svg:y="0.762cm">
          <draw:text-box>
            <text:p text:style-name="P1"><text:span text:style-name="T1">Epistle</text:span></text:p>
            <text:p text:style-name="P1"><text:span text:style-name="T2">1 Corinthians 3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6.263cm" svg:x="1.524cm" svg:y="0.762cm">
          <draw:text-box>
            <text:p text:style-name="P4"><text:span text:style-name="T3">1</text:span><text:span text:style-name="T4">But I, brothers, could not address you as spiritual people, but as people of the flesh, as infants in Christ. </text:span><text:span text:style-name="T3">2</text:span><text:span text:style-name="T4">I fed you with milk, not solid food, for you were not ready for it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892cm" svg:height="6.263cm" svg:x="1.524cm" svg:y="0.762cm">
          <draw:text-box>
            <text:p text:style-name="P4"><text:span text:style-name="T4">And even now you are not yet ready, </text:span><text:span text:style-name="T3">3</text:span><text:span text:style-name="T4">for you are still of the flesh. For while there is jealousy and strife among you, are you not of the flesh and behaving only in a human w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4.892cm" svg:height="4.76cm" svg:x="1.524cm" svg:y="0.762cm">
          <draw:text-box>
            <text:p text:style-name="P4"><text:span text:style-name="T3">4</text:span><text:span text:style-name="T4">For when one says, “I follow Paul,” and another, “I follow Apollos,” are you not being merely huma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892cm" svg:height="6.263cm" svg:x="1.524cm" svg:y="0.762cm">
          <draw:text-box>
            <text:p text:style-name="P4"><text:span text:style-name="T3">5</text:span><text:span text:style-name="T4">What then is Apollos? What is Paul? Servants through whom you believed, as the Lord assigned to each. </text:span><text:span text:style-name="T3">6</text:span><text:span text:style-name="T4">I planted, Apollos watered, but God gave the grow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6" draw:layer="layout" svg:width="24.892cm" svg:height="9.652cm" svg:x="1.524cm" svg:y="0.762cm">
          <draw:text-box>
            <text:p><text:span text:style-name="T3">7</text:span><text:span text:style-name="T4">So neither he who plants nor he who waters is anything, but only God who gives the growth. </text:span><text:span text:style-name="T3">8</text:span><text:span text:style-name="T4">He who plants and he who waters are one, and each will receive his wages according to his lab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6" draw:layer="layout" svg:width="24.892cm" svg:height="3.556cm" svg:x="1.524cm" svg:y="0.762cm">
          <draw:text-box>
            <text:p><text:span text:style-name="T3">9</text:span><text:span text:style-name="T4">For we are God’s fellow workers. You are God’s field, God’s buil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20:28:16.127000000</meta:creation-date>
    <dc:date>2017-11-29T12:16:28.551000000</dc:date>
    <meta:editing-duration>PT11M14S</meta:editing-duration>
    <meta:editing-cycles>5</meta:editing-cycles>
    <meta:generator>LibreOffice/5.4.3.2$Windows_X86_64 LibreOffice_project/92a7159f7e4af62137622921e809f8546db437e5</meta:generator>
    <meta:document-statistic meta:object-count="42"/>
  </office:meta>
</office:document-meta>
</file>